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erial Mono" svg:font-family="'Aerial Mono'" style:font-pitch="fixed"/>
    <style:font-face style:name="Hack" svg:font-family="Hack" style:font-pitch="fixed"/>
    <style:font-face style:name="Monofonto" svg:font-family="Monofonto" style:font-pitch="fixed"/>
    <style:font-face style:name="Unispace" svg:font-family="Unispace" style:font-pitch="fixed"/>
    <style:font-face style:name="Abandoned Bitplane" svg:font-family="'Abandoned Bitplane'" style:font-pitch="variable"/>
    <style:font-face style:name="Airmole" svg:font-family="Airmole" style:font-pitch="variable"/>
    <style:font-face style:name="Dustismo" svg:font-family="Dustismo" style:font-pitch="variable"/>
    <style:font-face style:name="Go Smallcaps" svg:font-family="'Go Smallcaps'" style:font-pitch="variable"/>
    <style:font-face style:name="Neuropol" svg:font-family="Neuropol" style:font-pitch="variable"/>
    <style:font-face style:name="Saved By Zero" svg:font-family="'Saved By Zero'" style:font-pitch="variable"/>
    <style:font-face style:name="Universalis ADF Std" svg:font-family="'Universalis ADF Std'" style:font-pitch="variable"/>
    <style:font-face style:name="Vanilla Whale" svg:font-family="'Vanilla Whale'" style:font-pitch="variable"/>
    <style:font-face style:name="[F500]" svg:font-family="[F500]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332d7" officeooo:paragraph-rsid="000332d7"/>
    </style:style>
    <style:style style:name="P2" style:family="paragraph" style:parent-style-name="Standard">
      <style:text-properties style:font-name="Dustismo" officeooo:rsid="000332d7" officeooo:paragraph-rsid="000332d7"/>
    </style:style>
    <style:style style:name="P3" style:family="paragraph" style:parent-style-name="Standard">
      <style:text-properties style:font-name="Unispace" officeooo:rsid="000332d7" officeooo:paragraph-rsid="000332d7"/>
    </style:style>
    <style:style style:name="P4" style:family="paragraph" style:parent-style-name="Standard">
      <style:text-properties style:font-name="Unispace" officeooo:rsid="000332d7" officeooo:paragraph-rsid="00065f64"/>
    </style:style>
    <style:style style:name="P5" style:family="paragraph" style:parent-style-name="Standard">
      <style:text-properties style:font-name="Vanilla Whale" fo:font-size="18pt" officeooo:rsid="000332d7" officeooo:paragraph-rsid="000332d7" style:font-size-asian="18pt" style:font-size-complex="18pt"/>
    </style:style>
    <style:style style:name="P6" style:family="paragraph" style:parent-style-name="Standard">
      <style:text-properties style:font-name="Universalis ADF Std" officeooo:rsid="000332d7" officeooo:paragraph-rsid="000332d7"/>
    </style:style>
    <style:style style:name="P7" style:family="paragraph" style:parent-style-name="Standard">
      <style:text-properties style:font-name="[F500]" officeooo:rsid="000332d7" officeooo:paragraph-rsid="000332d7"/>
    </style:style>
    <style:style style:name="P8" style:family="paragraph" style:parent-style-name="Standard">
      <style:text-properties style:font-name="Abandoned Bitplane" officeooo:rsid="000332d7" officeooo:paragraph-rsid="000332d7"/>
    </style:style>
    <style:style style:name="P9" style:family="paragraph" style:parent-style-name="Standard">
      <style:text-properties style:font-name="Aerial Mono" officeooo:rsid="000332d7" officeooo:paragraph-rsid="000332d7"/>
    </style:style>
    <style:style style:name="P10" style:family="paragraph" style:parent-style-name="Standard">
      <style:text-properties style:font-name="Neuropol" officeooo:rsid="000332d7" officeooo:paragraph-rsid="000332d7"/>
    </style:style>
    <style:style style:name="P11" style:family="paragraph" style:parent-style-name="Standard">
      <style:text-properties style:font-name="Monofonto" fo:font-size="18pt" officeooo:rsid="000332d7" officeooo:paragraph-rsid="000332d7" style:font-size-asian="18pt" style:font-size-complex="18pt"/>
    </style:style>
    <style:style style:name="P12" style:family="paragraph" style:parent-style-name="Standard">
      <style:text-properties style:font-name="Airmole" officeooo:rsid="000332d7" officeooo:paragraph-rsid="000332d7"/>
    </style:style>
    <style:style style:name="P13" style:family="paragraph" style:parent-style-name="Standard">
      <style:text-properties style:font-name="Noto Sans" officeooo:rsid="000332d7" officeooo:paragraph-rsid="000332d7"/>
    </style:style>
    <style:style style:name="P14" style:family="paragraph" style:parent-style-name="Standard">
      <style:text-properties style:font-name="Go Smallcaps" officeooo:rsid="000332d7" officeooo:paragraph-rsid="000332d7"/>
    </style:style>
    <style:style style:name="P15" style:family="paragraph" style:parent-style-name="Standard">
      <style:text-properties style:font-name="Go Smallcaps" officeooo:rsid="000332d7" officeooo:paragraph-rsid="00065f64"/>
    </style:style>
    <style:style style:name="P16" style:family="paragraph" style:parent-style-name="Standard">
      <style:text-properties style:font-name="Saved By Zero" officeooo:rsid="000332d7" officeooo:paragraph-rsid="000332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P 2/4 hp missile GEAR ON OFF Rocket gun Briefing &lt; = &gt; ~ -12 +12 !</text:p>
      <text:p text:style-name="P15"/>
      <text:p text:style-name="P4">HP 2/4 hp missile GEAR ON OFF Rocket gun Briefing &lt; = &gt; ~ -12 +12 !</text:p>
      <text:p text:style-name="P4"/>
      <text:p text:style-name="P4"/>
      <text:p text:style-name="P15"/>
      <text:p text:style-name="P1">HP 2/4 hp missile GEAR ON OFF Rocket gun Briefing &lt; = &gt; ! ~ -12 +12</text:p>
      <text:p text:style-name="P1"/>
      <text:p text:style-name="P2">HP 2/4 hp missile GEAR ON OFF Rocket gun Briefing &lt; = &gt; ! ~ -12 +12</text:p>
      <text:p text:style-name="P1"/>
      <text:p text:style-name="P3"/>
      <text:p text:style-name="P1"/>
      <text:p text:style-name="P5">HP 2/4 hp missile GEAR ON OFF Rocket gun Briefing &lt; = &gt; ~ -12 +12 !</text:p>
      <text:p text:style-name="P3"/>
      <text:p text:style-name="P6">HP 2/4 hp missile GEAR ON OFF Rocket gun Briefing &lt; = &gt; ~ -12 +12 !</text:p>
      <text:p text:style-name="P3"/>
      <text:p text:style-name="P7">HP 2/4 hp missile GEAR ON OFF Rocket gun Briefing &lt; = &gt; ~ -12 +12 !</text:p>
      <text:p text:style-name="P3"/>
      <text:p text:style-name="P8">HP 2/4 hp missile GEAR ON OFF Rocket gun Briefing &lt; = &gt; ~ -12 +12 !</text:p>
      <text:p text:style-name="P3"/>
      <text:p text:style-name="P9">HP 2/4 hp missile GEAR ON OFF Rocket gun Briefing &lt; = &gt; ~ -12 +12 !</text:p>
      <text:p text:style-name="P3"/>
      <text:p text:style-name="P10">HP 2/4 hp missile GEAR ON OFF Rocket gun Briefing &lt; = &gt; ~ -12 +12 !</text:p>
      <text:p text:style-name="P3"/>
      <text:p text:style-name="P11">HP 2/4 hp missile GEAR ON OFF Rocket gun Briefing &lt; = &gt; ~ -12 +12 !</text:p>
      <text:p text:style-name="P3"/>
      <text:p text:style-name="P12">HP 2/4 hp missile GEAR ON OFF Rocket gun Briefing &lt; = &gt; ~ -12 +12 !</text:p>
      <text:p text:style-name="P3"/>
      <text:p text:style-name="P13">HP 2/4 hp missile GEAR ON OFF Rocket gun Briefing &lt; = &gt; ~ -12 +12 !</text:p>
      <text:p text:style-name="P3"/>
      <text:p text:style-name="P14"/>
      <text:p text:style-name="P3"/>
      <text:p text:style-name="P16">HP 2/4 hp missile GEAR ON OFF Rocket gun Briefing &lt; = &gt; ~ -12 +12 !</text:p>
      <text:p text:style-name="P3"/>
      <text:p text:style-name="P3">HP 2/4 hp missile GEAR ON OFF Rocket gun Briefing &lt; = &gt; ~ -12 +12 !</text:p>
      <text:p text:style-name="P3"/>
      <text:p text:style-name="P3">HP 2/4 hp missile GEAR ON OFF Rocket gun Briefing &lt; = &gt; ~ -12 +12 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erial Mono" svg:font-family="'Aerial Mono'" style:font-pitch="fixed"/>
    <style:font-face style:name="Hack" svg:font-family="Hack" style:font-pitch="fixed"/>
    <style:font-face style:name="Monofonto" svg:font-family="Monofonto" style:font-pitch="fixed"/>
    <style:font-face style:name="Unispace" svg:font-family="Unispace" style:font-pitch="fixed"/>
    <style:font-face style:name="Abandoned Bitplane" svg:font-family="'Abandoned Bitplane'" style:font-pitch="variable"/>
    <style:font-face style:name="Airmole" svg:font-family="Airmole" style:font-pitch="variable"/>
    <style:font-face style:name="Dustismo" svg:font-family="Dustismo" style:font-pitch="variable"/>
    <style:font-face style:name="Go Smallcaps" svg:font-family="'Go Smallcaps'" style:font-pitch="variable"/>
    <style:font-face style:name="Neuropol" svg:font-family="Neuropol" style:font-pitch="variable"/>
    <style:font-face style:name="Saved By Zero" svg:font-family="'Saved By Zero'" style:font-pitch="variable"/>
    <style:font-face style:name="Universalis ADF Std" svg:font-family="'Universalis ADF Std'" style:font-pitch="variable"/>
    <style:font-face style:name="Vanilla Whale" svg:font-family="'Vanilla Whale'" style:font-pitch="variable"/>
    <style:font-face style:name="[F500]" svg:font-family="[F500]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8:59:21.735307846</meta:creation-date>
    <dc:date>2019-05-19T12:50:04.383955232</dc:date>
    <meta:editing-duration>PT3H43M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272" meta:character-count="1072" meta:non-whitespace-character-count="816"/>
  </office:meta>
</office:document-meta>
</file>